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P052" svg:font-family="P052"/>
    <style:font-face style:name="FreeSans1" svg:font-family="FreeSans" style:font-family-generic="swiss"/>
    <style:font-face style:name="B Nazanin" svg:font-family="'B Nazanin'" style:font-pitch="variable"/>
    <style:font-face style:name="P0521" svg:font-family="P052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8271in" table:align="margins"/>
    </style:style>
    <style:style style:name="Table1.A" style:family="table-column">
      <style:table-column-properties style:column-width="2.0604in" style:rel-column-width="2967*"/>
    </style:style>
    <style:style style:name="Table1.B" style:family="table-column">
      <style:table-column-properties style:column-width="2.7667in" style:rel-column-width="39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P0521" officeooo:rsid="00175e20" officeooo:paragraph-rsid="00175e20"/>
    </style:style>
    <style:style style:name="P2" style:family="paragraph" style:parent-style-name="Table_20_Contents">
      <style:paragraph-properties fo:text-align="end" style:justify-single-word="false" style:writing-mode="rl-tb"/>
      <style:text-properties officeooo:paragraph-rsid="001e9473"/>
    </style:style>
    <style:style style:name="P3" style:family="paragraph" style:parent-style-name="Table_20_Contents">
      <style:paragraph-properties style:writing-mode="rl-tb"/>
      <style:text-properties style:font-name="B Nazanin" style:font-name-complex="B Nazanin"/>
    </style:style>
    <style:style style:name="P4" style:family="paragraph" style:parent-style-name="Table_20_Contents">
      <style:paragraph-properties fo:text-align="end" style:justify-single-word="false" style:writing-mode="rl-tb"/>
      <style:text-properties style:font-name="B Nazanin" officeooo:rsid="001a858e" officeooo:paragraph-rsid="001a858e" style:font-name-complex="B Nazanin"/>
    </style:style>
    <style:style style:name="P5" style:family="paragraph" style:parent-style-name="Table_20_Contents">
      <style:paragraph-properties fo:text-align="start" style:justify-single-word="false" style:writing-mode="rl-tb"/>
      <style:text-properties style:font-name="Arimo" officeooo:rsid="001e9473" officeooo:paragraph-rsid="001e9473" style:font-name-complex="B Nazanin"/>
    </style:style>
    <style:style style:name="T1" style:family="text">
      <style:text-properties style:font-name="P052" style:font-name-asian="P052" style:font-name-complex="P052"/>
    </style:style>
    <style:style style:name="T2" style:family="text">
      <style:text-properties fo:font-weight="normal" officeooo:rsid="001e9473" style:font-weight-asian="normal" style:font-weight-complex="normal"/>
    </style:style>
    <style:style style:name="T3" style:family="text">
      <style:text-properties officeooo:rsid="001e9473"/>
    </style:style>
    <style:style style:name="T4" style:family="text">
      <style:text-properties style:font-name="P052" style:font-name-asian="P052" style:font-name-complex="P052"/>
    </style:style>
    <style:style style:name="T5" style:family="text">
      <style:text-properties style:font-name="P0521" fo:font-weight="normal" officeooo:rsid="001e9473" style:font-weight-asian="normal" style:font-weight-complex="normal"/>
    </style:style>
    <style:style style:name="T6" style:family="text">
      <style:text-properties style:font-name-asian="P052"/>
    </style:style>
    <style:style style:name="T7" style:family="text">
      <style:text-properties style:font-name-asian="P052"/>
    </style:style>
    <style:style style:name="T8" style:family="text">
      <style:text-properties style:font-name="B Nazanin" fo:font-weight="normal" officeooo:rsid="001e9473" style:font-weight-asian="normal" style:font-name-complex="B Nazanin" style:font-weight-complex="normal"/>
    </style:style>
    <style:style style:name="T9" style:family="text">
      <style:text-properties style:font-name="B Nazanin" fo:font-size="10.5pt" fo:font-weight="normal" officeooo:rsid="001e9473" style:font-size-asian="10.5pt" style:font-weight-asian="normal" style:font-name-complex="B Nazanin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6">1mv pk</text:span><text:span text:style-name="T6"></text:span><text:span text:style-name="T6"> 5mv pk</text:span><text:span text:style-name="T6"></text:span><text:span text:style-name="T6"> 20mv pk</text:span><text:span text:style-name="T6"></text:span><text:span text:style-name="T6"> 100mv pk</text:span><text:span text:style-name="T6"></text:span></text:p>
          </table:table-cell>
          <table:table-cell table:style-name="Table1.B1" office:value-type="string">
            <text:p text:style-name="P4">حداکثر نویز و ریپل خروجی منبع تغذیه که در کار شما اختلالی ایجاد نمی<text:span text:style-name="T3">‌</text:span>کند چقدر است؟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"><text:span text:style-name="Strong_20_Emphasis"><text:span text:style-name="T8">آیا پورت </text:span></text:span><text:span text:style-name="Strong_20_Emphasis"><text:span text:style-name="T9">USB</text:span></text:span><text:span text:style-name="Strong_20_Emphasis"><text:span text:style-name="T8"> تغذیه با قابلیت مانیتور ولتاژ و جریان برای شما ارزش هزینه اضافی را دارد؟</text:span>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P052" svg:font-family="P052"/>
    <style:font-face style:name="FreeSans1" svg:font-family="FreeSans" style:font-family-generic="swiss"/>
    <style:font-face style:name="B Nazanin" svg:font-family="'B Nazanin'" style:font-pitch="variable"/>
    <style:font-face style:name="P0521" svg:font-family="P052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311in" style:type="center"/>
          <style:tab-stop style:position="5.46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311in" style:type="center"/>
          <style:tab-stop style:position="5.46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6T13:45:52.644585774</meta:creation-date>
    <meta:generator>LibreOffice/7.0.1.2$Linux_X86_64 LibreOffice_project/00$Build-2</meta:generator>
    <dc:date>2020-09-16T16:16:26.170941611</dc:date>
    <meta:editing-duration>PT1H50M13S</meta:editing-duration>
    <meta:editing-cycles>8</meta:editing-cycles>
    <meta:document-statistic meta:table-count="1" meta:image-count="0" meta:object-count="0" meta:page-count="1" meta:paragraph-count="3" meta:word-count="45" meta:character-count="199" meta:non-whitespace-character-count="161"/>
  </office:meta>
</office:document-meta>
</file>